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frac bevelled="true">
      <mfrac bevelled="true">
        <mrow>
          <mfrac>
            <mfrac>
              <mrow>
                <mrow>
                  <mfrac>
                    <mrow>
                      <mo stretchy="false">+</mo>
                      <mfrac>
                        <mrow>
                          <mrow>
                            <mfrac>
                              <mrow>
                                <mn>1</mn>
                                <mrow>
                                  <mrow>
                                    <mfrac>
                                      <mfrac>
                                        <mfrac>
                                          <mfrac>
                                            <mfrac>
                                              <mfrac>
                                                <mn>1</mn>
                                                <mrow>
                                                  <mn>2</mn>
                                                  <mo stretchy="false">⊘</mo>
                                                  <mn>3</mn>
                                                </mrow>
                                              </mfrac>
                                              <mrow>
                                                <mn>4</mn>
                                                <mo stretchy="false">⊘</mo>
                                                <mn>5</mn>
                                              </mrow>
                                            </mfrac>
                                            <mrow>
                                              <mn>6</mn>
                                              <mo stretchy="false">⊘</mo>
                                              <mn>1</mn>
                                            </mrow>
                                          </mfrac>
                                          <mrow>
                                            <mn>1</mn>
                                            <mo stretchy="false">⊘</mo>
                                            <mn>1</mn>
                                          </mrow>
                                        </mfrac>
                                        <mrow>
                                          <mrow>
                                            <mn>1</mn>
                                            <mo stretchy="false">⊘</mo>
                                            <mi mathvariant="normal">❑</mi>
                                            <mo stretchy="false">⋅</mo>
                                            <mn>1</mn>
                                          </mrow>
                                          <mo stretchy="false">⊕</mo>
                                          <mrow>
                                            <mn>1</mn>
                                            <mo stretchy="false">⋅</mo>
                                            <mn>1</mn>
                                            <mo stretchy="false">/</mo>
                                            <mn>1</mn>
                                            <mo stretchy="false">⋅</mo>
                                            <mn>1</mn>
                                          </mrow>
                                          <mo stretchy="false">⊕</mo>
                                          <mrow>
                                            <mn>1</mn>
                                            <mo stretchy="false">⋅</mo>
                                            <mn>1</mn>
                                          </mrow>
                                          <mo stretchy="false">⊕</mo>
                                          <mrow>
                                            <mn>1</mn>
                                            <mo stretchy="false">⋅</mo>
                                            <mn>1</mn>
                                          </mrow>
                                        </mrow>
                                      </mfrac>
                                      <mn>1</mn>
                                    </mfrac>
                                    <mo stretchy="false">⋅</mo>
                                    <mi mathvariant="normal">❑</mi>
                                  </mrow>
                                  <mo stretchy="false">⊕</mo>
                                  <mrow>
                                    <mi mathvariant="normal">❑</mi>
                                    <mo stretchy="false">⋅</mo>
                                    <mi mathvariant="normal">❑</mi>
                                  </mrow>
                                  <mo stretchy="false">⊕</mo>
                                  <mrow>
                                    <mi mathvariant="normal">❑</mi>
                                    <mo stretchy="false">⋅</mo>
                                    <mi mathvariant="normal">❑</mi>
                                  </mrow>
                                  <mo stretchy="false">⊕</mo>
                                  <mrow>
                                    <mi mathvariant="normal">❑</mi>
                                    <mo stretchy="false">⊘</mo>
                                    <mi mathvariant="normal">❑</mi>
                                  </mrow>
                                </mrow>
                                <mrow>
                                  <mrow>
                                    <mi mathvariant="normal">❑</mi>
                                    <mo stretchy="false">⊘</mo>
                                    <mi mathvariant="normal">❑</mi>
                                    <mo stretchy="false">⊙</mo>
                                    <mi mathvariant="normal">❑</mi>
                                  </mrow>
                                  <mo stretchy="false">⊕</mo>
                                  <mi mathvariant="normal">❑</mi>
                                  <mo stretchy="false">⊕</mo>
                                  <mrow>
                                    <mi mathvariant="normal">❑</mi>
                                    <mo stretchy="false">⋅</mo>
                                    <mi mathvariant="normal">❑</mi>
                                  </mrow>
                                </mrow>
                              </mrow>
                              <mi mathvariant="normal">❑</mi>
                            </mfrac>
                            <mo stretchy="false">⋅</mo>
                            <mi mathvariant="normal">❑</mi>
                          </mrow>
                          <mo stretchy="false">⊕</mo>
                          <mrow>
                            <mi mathvariant="normal">❑</mi>
                            <mo stretchy="false">⋅</mo>
                            <mi mathvariant="normal">❑</mi>
                          </mrow>
                          <mo stretchy="false">⊕</mo>
                          <mrow>
                            <mi mathvariant="normal">❑</mi>
                            <mo stretchy="false">⋅</mo>
                            <mi mathvariant="normal">❑</mi>
                          </mrow>
                          <mo stretchy="false">⊕</mo>
                          <mrow>
                            <mi mathvariant="normal">❑</mi>
                            <mo stretchy="false">÷</mo>
                            <mi mathvariant="normal">❑</mi>
                          </mrow>
                          <mo stretchy="false">⊕</mo>
                          <mrow>
                            <mi mathvariant="normal">❑</mi>
                            <mo stretchy="false">⋅</mo>
                            <mi mathvariant="normal">❑</mi>
                          </mrow>
                          <mo stretchy="false">⊕</mo>
                          <mrow>
                            <mi mathvariant="normal">❑</mi>
                            <mo stretchy="false">⋅</mo>
                            <mi mathvariant="normal">❑</mi>
                          </mrow>
                          <mo stretchy="false">⊕</mo>
                          <mi mathvariant="normal">❑</mi>
                        </mrow>
                        <mi mathvariant="normal">❑</mi>
                      </mfrac>
                    </mrow>
                    <mi mathvariant="normal">❑</mi>
                  </mfrac>
                  <mo stretchy="false">−</mo>
                  <mn>1</mn>
                </mrow>
                <mn>1</mn>
                <mn>1</mn>
              </mrow>
              <mrow>
                <mi mathvariant="normal">❑</mi>
                <mo stretchy="false">/</mo>
                <mi mathvariant="normal">❑</mi>
                <mo stretchy="false">∗</mo>
                <mi mathvariant="normal">❑</mi>
                <mo stretchy="false">∗</mo>
                <mi mathvariant="normal">❑</mi>
              </mrow>
            </mfrac>
            <mi mathvariant="normal">❑</mi>
          </mfrac>
          <mo stretchy="false">⊕</mo>
          <mn>1</mn>
          <mo stretchy="false">⊖</mo>
          <mn>1</mn>
        </mrow>
        <mn>1</mn>
      </mfrac>
      <mn>1</mn>
    </mfrac>
    <annotation encoding="StarMath 5.0"> { { { frac { + { frac { { 1 { { frac { frac { frac { frac { frac {1} {2}  odivide 3 } {4}  odivide 5 } {6}  odivide 1 } {1}  odivide 1 } {1}  odivide &lt;?&gt;  cdot 1  oplus 1  cdot 1  / 1  cdot 1  oplus 1  cdot 1  oplus 1  cdot 1 } over {1}  cdot &lt;?&gt;  oplus &lt;?&gt;  cdot &lt;?&gt;  oplus &lt;?&gt;  cdot &lt;?&gt;  oplus &lt;?&gt;  odivide &lt;?&gt; } {&lt;?&gt;}  odivide &lt;?&gt;  odot &lt;?&gt;  oplus &lt;?&gt;  oplus &lt;?&gt;  cdot &lt;?&gt; } over {&lt;?&gt;}  cdot &lt;?&gt;  oplus &lt;?&gt;  cdot &lt;?&gt;  oplus &lt;?&gt;  cdot &lt;?&gt;  oplus &lt;?&gt;  div &lt;?&gt;  oplus &lt;?&gt;  cdot &lt;?&gt;  oplus &lt;?&gt;  cdot &lt;?&gt;  oplus &lt;?&gt; } {&lt;?&gt;} } over {&lt;?&gt;}  - 1   1 1 } {&lt;?&gt;}  / &lt;?&gt;  * &lt;?&gt;  * &lt;?&gt; } over {&lt;?&gt;}  oplus 1  ominus 1 } wideslash {1} } wideslash {1}    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1:31:07.159000000</meta:creation-date>
    <dc:date>2024-03-10T11:32:48.032000000</dc:date>
    <meta:editing-duration>PT1M41S</meta:editing-duration>
    <meta:editing-cycles>1</meta:editing-cycles>
    <meta:generator>LibreOffice/7.6.4.1$Windows_X86_64 LibreOffice_project/e19e193f88cd6c0525a17fb7a176ed8e6a3e2aa1</meta:generator>
  </office:meta>
</office:document-meta>
</file>